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20000004289FFED78.png"/>
  <manifest:file-entry manifest:media-type="" manifest:full-path="Pictures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19cm" table:align="left"/>
    </style:style>
    <style:style style:name="Таблица1.A" style:family="table-column">
      <style:table-column-properties style:column-width="1.538cm"/>
    </style:style>
    <style:style style:name="Таблица1.C" style:family="table-column">
      <style:table-column-properties style:column-width="1.422cm"/>
    </style:style>
    <style:style style:name="Таблица1.D" style:family="table-column">
      <style:table-column-properties style:column-width="1.455cm"/>
    </style:style>
    <style:style style:name="Таблица1.E" style:family="table-column">
      <style:table-column-properties style:column-width="1.535cm"/>
    </style:style>
    <style:style style:name="Таблица1.F" style:family="table-column">
      <style:table-column-properties style:column-width="1.741cm"/>
    </style:style>
    <style:style style:name="Таблица1.H" style:family="table-column">
      <style:table-column-properties style:column-width="1.457cm"/>
    </style:style>
    <style:style style:name="Таблица1.I" style:family="table-column">
      <style:table-column-properties style:column-width="1.619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K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E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Таблица1.K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5">
      <style:text-properties fo:language="ru" fo:country="RU"/>
    </style:style>
    <style:style style:name="P3" style:family="paragraph" style:parent-style-name="Text_20_body" style:list-style-name="L10">
      <style:text-properties fo:language="ru" fo:country="RU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text-properties fo:language="en" fo:country="US"/>
    </style:style>
    <style:style style:name="P7" style:family="paragraph" style:parent-style-name="Text_20_body" style:list-style-name="L4">
      <style:text-properties fo:language="en" fo:country="US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0">
      <style:paragraph-properties fo:margin-left="2.501cm" fo:margin-right="0cm" fo:text-indent="-0.635cm" style:auto-text-indent="false"/>
    </style:style>
    <style:style style:name="P15" style:family="paragraph" style:parent-style-name="Text_20_body" style:list-style-name="L10">
      <style:paragraph-properties fo:margin-left="2.501cm" fo:margin-right="0cm" fo:text-indent="-0.635cm" style:auto-text-indent="false"/>
      <style:text-properties fo:language="ru" fo:country="RU"/>
    </style:style>
    <style:style style:name="P16" style:family="paragraph" style:parent-style-name="Text_20_body" style:list-style-name="L10">
      <style:paragraph-properties fo:margin-left="2.501cm" fo:margin-right="0cm" fo:text-indent="-0.635cm" style:auto-text-indent="false"/>
      <style:text-properties fo:language="en" fo:country="US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Table_20_Contents">
      <style:paragraph-properties fo:text-align="justify" style:justify-single-word="false"/>
      <style:text-properties fo:language="en" fo:country="US" fo:font-weight="bold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size="10pt" fo:language="en" fo:country="US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fo:font-size="10pt" fo:language="ru" fo:country="RU" style:font-size-asian="10pt" style:font-size-complex="10pt"/>
    </style:style>
    <style:style style:name="P23" style:family="paragraph" style:parent-style-name="Header">
      <style:paragraph-properties fo:text-align="start" style:justify-single-word="false"/>
    </style:style>
    <style:style style:name="P24" style:family="paragraph" style:parent-style-name="Standard">
      <style:text-properties fo:language="en" fo:country="US"/>
    </style:style>
    <style:style style:name="P25" style:family="paragraph" style:parent-style-name="Standard" style:list-style-name="L1">
      <style:text-properties fo:language="en" fo:country="US"/>
    </style:style>
    <style:style style:name="P26" style:family="paragraph" style:parent-style-name="Standard">
      <style:paragraph-properties fo:text-align="center" style:justify-single-word="false"/>
      <style:text-properties fo:language="en" fo:country="US"/>
    </style:style>
    <style:style style:name="P27" style:family="paragraph" style:parent-style-name="Standard">
      <style:paragraph-properties fo:text-align="center" style:justify-single-word="false"/>
      <style:text-properties fo:language="ru" fo:country="RU"/>
    </style:style>
    <style:style style:name="P28" style:family="paragraph" style:parent-style-name="Standard" style:list-style-name="L1"/>
    <style:style style:name="P29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Footer">
      <style:paragraph-properties fo:text-align="center" style:justify-single-word="false"/>
    </style:style>
    <style:style style:name="P32" style:family="paragraph" style:parent-style-name="Heading_20_1">
      <style:paragraph-properties fo:break-before="pag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Courier New" fo:language="en" fo:country="US"/>
    </style:style>
    <style:style style:name="T4" style:family="text">
      <style:text-properties style:font-name="Courier New" fo:language="ru" fo:country="RU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cm" fo:text-indent="-0.635cm" fo:margin-left="1.8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8cm" fo:text-indent="-0.635cm" fo:margin-left="2.5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63cm" fo:text-indent="-0.635cm" fo:margin-left="3.1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8cm" fo:text-indent="-0.635cm" fo:margin-left="3.7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33cm" fo:text-indent="-0.635cm" fo:margin-left="4.4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8cm" fo:text-indent="-0.635cm" fo:margin-left="5.0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03cm" fo:text-indent="-0.635cm" fo:margin-left="5.7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8cm" fo:text-indent="-0.635cm" fo:margin-left="6.3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73cm" fo:text-indent="-0.635cm" fo:margin-left="6.9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8cm" fo:text-indent="-0.635cm" fo:margin-left="7.60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93cm" fo:text-indent="-0.635cm" fo:margin-left="1.8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8cm" fo:text-indent="-0.635cm" fo:margin-left="2.5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63cm" fo:text-indent="-0.635cm" fo:margin-left="3.1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8cm" fo:text-indent="-0.635cm" fo:margin-left="3.7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33cm" fo:text-indent="-0.635cm" fo:margin-left="4.4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8cm" fo:text-indent="-0.635cm" fo:margin-left="5.0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03cm" fo:text-indent="-0.635cm" fo:margin-left="5.7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8cm" fo:text-indent="-0.635cm" fo:margin-left="6.3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73cm" fo:text-indent="-0.635cm" fo:margin-left="6.9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8cm" fo:text-indent="-0.635cm" fo:margin-left="7.608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cm" fo:text-indent="-0.635cm" fo:margin-left="1.5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1cm" fo:text-indent="-0.635cm" fo:margin-left="2.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5cm" fo:text-indent="-0.635cm" fo:margin-left="2.8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cm" fo:text-indent="-0.635cm" fo:margin-left="3.4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15cm" fo:text-indent="-0.635cm" fo:margin-left="4.1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5cm" fo:text-indent="-0.635cm" fo:margin-left="4.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85cm" fo:text-indent="-0.635cm" fo:margin-left="5.3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2cm" fo:text-indent="-0.635cm" fo:margin-left="6.0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55cm" fo:text-indent="-0.635cm" fo:margin-left="6.6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9cm" fo:text-indent="-0.635cm" fo:margin-left="7.29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QR.qxyz.ru – <text:span text:style-name="T1">информационная система долгосрочной гарантийной и пост-гарантийной информационной поддержки пользователей мелко-серийной продукции производителями и поставщиками технических решений на ее основе.</text:span></text:p>
      <text:p text:style-name="P24"><text:span text:style-name="T1"/></text:p>
      <text:p text:style-name="P26"><text:span text:style-name="T1">Справочное руководство </text:span>по<text:span text:style-name="T1"> системе</text:span></text:p>
      <text:p text:style-name="P26">v 0.<text:span text:style-name="T1">2</text:span> 2019/12/<text:span text:style-name="T1">09</text:span></text:p>
      <text:p text:style-name="P27"/>
      <text:p text:style-name="P26"><text:a xlink:type="simple" xlink:href="http://EustroSoft.org/">EustroSoft.org</text:a> <text:s/><text:span text:style-name="T1">для </text:span><text:a xlink:type="simple" xlink:href="http://qxyz.ru/">qxyz.ru</text:a> </text:p>
      <text:p text:style-name="P26"/>
      <text:p text:style-name="P27">Евстропов А.В. <text:span text:style-name="T2">(Eustrop)</text:span></text:p>
      <text:p text:style-name="P30"/>
      <text:p text:style-name="P3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8">Задачи и концепция системы<text:tab/>2</text:p>
          <text:p text:style-name="P18">Руководство пользователя<text:tab/>3</text:p>
          <text:p text:style-name="P17">Руководство потребителя информации (пользователя изделия с QR-кодом)<text:tab/>3</text:p>
          <text:p text:style-name="P17">Руководство поставщика информации (участника системы)<text:tab/>4</text:p>
          <text:p text:style-name="P19">Типичная модель использования (зачем Вам это может быть полезным)<text:tab/>4</text:p>
          <text:p text:style-name="P19">Предоставление информации ограниченного доступа (зачем нужен параметр PIN(p)? )<text:tab/>4</text:p>
          <text:p text:style-name="P19">Идентификаторы и формат запроса к системе (формат URL для QR-кода)<text:tab/>5</text:p>
          <text:p text:style-name="P19">Диапазоны идентификаторов для QR-кодов в системе (зачем они нужны и зачем за них платить)<text:tab/>6</text:p>
          <text:p text:style-name="P19">Сервис qr.qxyz.ru, его цели и ценовая политика (зачем платить?!)<text:tab/>6</text:p>
          <text:p text:style-name="P19">Статус участника системы (что дает, к чему обязывает)<text:tab/>8</text:p>
          <text:p text:style-name="P19">Формат предоставляемых данных (что и в каком формате нужно предоставить, как обновлять)<text:tab/>8</text:p>
          <text:p text:style-name="P19">Если Вы все-таки решили никому не платить (это тоже возможно, и иногда — обосновано)<text:tab/>9</text:p>
          <text:p text:style-name="P18">Руководство разработчика, системного администратора и специалиста по внедрению<text:tab/>9</text:p>
          <text:p text:style-name="P18">Приложения<text:tab/>11</text:p>
          <text:p text:style-name="P17">Техническое задание<text:tab/>11</text:p>
          <text:p text:style-name="P17">Проект системы<text:tab/>11</text:p>
          <text:p text:style-name="P17">Задачи<text:tab/>12</text:p>
          <text:p text:style-name="P17">Прототип интерфейса №1<text:tab/>12</text:p>
          <text:p text:style-name="P17">Пустая страница для отладки UI<text:tab/>12</text:p>
          <text:p text:style-name="P17">Белый кролик<text:tab/>12</text:p>
          <text:p text:style-name="P17">Зеленая Кнопка<text:tab/>13</text:p>
          <text:p text:style-name="P17">Примеры зарегистрированных QR-кодов <text:tab/>13</text:p>
          <text:p text:style-name="P18">Лицензия<text:tab/>13</text:p>
          <text:p text:style-name="P18">История версий документа<text:tab/>13</text:p>
        </text:index-body>
      </text:table-of-content>
      <text:p text:style-name="Text_20_body"/>
      <text:h text:style-name="P32" text:outline-level="1"><text:span text:style-name="T1">Задачи и концепция системы</text:span></text:h>
      <text:p text:style-name="Text_20_body"><text:span text:style-name="T1">Система предназначена для публикации информации, ассоциированной с уникальным числовым ключем, который можно распечатать в виде </text:span><text:span text:style-name="T2">QR-</text:span><text:span text:style-name="T1">кода с </text:span><text:span text:style-name="T2">URL </text:span><text:span text:style-name="T1">и наклеить на изделие или передать пользователю в виде ссылки формата </text:span><text:a xlink:type="simple" xlink:href="http://qr.qxyz.ru/?q=100D001">http://qr.qxyz.ru/?q=100D001</text:a><text:span text:style-name="T2"> (</text:span><text:span text:style-name="T1">вместо </text:span><text:span text:style-name="T2">qr.qxyz.ru </text:span><text:span text:style-name="T1">может быть ваше собственное доменной имя, хотя это может быть не лучшим выбором с долгосрочной точки зрения, аргументацию смотрите в разделе для поставщиков)</text:span></text:p>
      <text:p text:style-name="Text_20_body"><text:span text:style-name="T1">Сканируя </text:span><text:span text:style-name="T2">QR-</text:span><text:span text:style-name="T1">код на своем смартфоне, или иным образом, пользователь получает ссылку, переходя по ссылке — информацию которую для него оставил производитель или поставщик. Информация может включать описание изделия, гарантийный статус, контакты центров гарантийного и пост-гарантийного обслуживания, ссылки на каталог запасных частей и расходных материалов, файлы с техническими и бухгалтерскими документами, фото и видео, в общем все то, что может потребоваться покупателю, и что поставщик потрудился предоставить. Если это частично похоже на то, что Вам может быть нужно — читайте дальше, иначе — следуйте за Белым Кроликом.</text:span></text:p>
      <text:p text:style-name="Text_20_body"><text:span text:style-name="T1"/></text:p>
      <text:p text:style-name="Text_20_body"><text:span text:style-name="T1">Таким образом, следуя </text:span><text:span text:style-name="T2">GRASP-</text:span><text:span text:style-name="T1">принципу «устойчивость к изменениям» (Protected Variations) задача делится на три неравные части (1) унифицированный и неизменный механизм выдачи уникальных кодов и приема запросов пользователей по ссылке (2) маршрутизации запросов к базе данных конкретного поставщика информации (3) база данных конкретного поставщика информации и бизнес-правила представления информации пользователю. </text:span></text:p>
      <text:p text:style-name="Text_20_body"><text:span text:style-name="T1">Задача (1) — тривиальна в реализации, но нетривиальна в проектировании, имеет множество неочевидных на первый (да и на второй) взгляд особенностей и побочных эффектов. </text:span></text:p>
      <text:p text:style-name="Text_20_body"><text:span text:style-name="T1">Задача (2) — может иметь множество решений из которых можно выбирать, сейчас мы готовы предоставить минимум три : хранить и предоставлять информации в нашей системе, выполнять переадресацию запроса в систему (на сайт) конкретного поставщика, инсталляцию и поддержку отдельной системы для конкретного поставщика. </text:span></text:p>
      <text:p text:style-name="Text_20_body"><text:span text:style-name="T1">Задача (3) — в одном из предельных случаев превращается в дорогостоящую систему </text:span><text:span text:style-name="T2">ERP/CRM, </text:span><text:span text:style-name="T1">одной из множества функций которой является предоставление информации по запросу внешних пользователей через </text:span><text:span text:style-name="T2">Internet, </text:span><text:span text:style-name="T1">в типовом случае — это разработка процедуры выгрузки необходимой информации из существующих систем и правил представления этой информации, а в предельно-тривиальном случае — одну таблицу по одной строке на изделие, с опциональным набором статических файлов связанных с изделием по его модели, версии, серийному номеру (таблица это обычно файл в формате </text:span><text:span text:style-name="T2">Excel, OpenOffice </text:span><text:span text:style-name="T1">или </text:span><text:span text:style-name="T2">CSV, </text:span><text:span text:style-name="T1">набор файлов — структура каталогов и файлов в них</text:span><text:span text:style-name="T2">). </text:span><text:span text:style-name="T1">Скорее всего, 95% пользователей ограничатся предельно-тривиальным случаем.</text:span></text:p>
      <text:p text:style-name="P1">Мы готовы предоставить решение любых перечисленных задач, исходя из потребностей и финансовых возможностей потребителя, от бесплатного <text:span text:style-name="T2">OpenSource </text:span>решения, которое потребитель может развернуть и внедрить самостоятельно, через стандартное решение на платформе <text:span text:style-name="T2">qr.qxyz.ru </text:span>с ценой вхождения 2621 руб 44 коп (или 2 <text:span text:style-name="T2">EUD, </text:span>включая годовое обслуживание<text:span text:style-name="T2">), </text:span>до индивидуального решения первого предельного случая «Задачи (3)» (см. выше). Сказанное в данном абзаце не является публичной офертой, услуги оказываются на <text:soft-page-break/>основе двухсторонних договоров между заказчиком и исполнителем, или трех-сторонних договоров с участием агента (со-исполнителя).</text:p>
      <text:p text:style-name="P1"/>
      <text:h text:style-name="Heading_20_1" text:outline-level="1"><text:span text:style-name="T1">Руководство пользователя</text:span></text:h>
      <text:p text:style-name="Text_20_body"><text:span text:style-name="T1">Пользователей системы можно разделить на две категории: </text:span></text:p>
      <text:p text:style-name="Text_20_body"><text:span text:style-name="T1">Потребители конечной информации, которые приходят в систему по ссылке или отсканировав </text:span><text:span text:style-name="T2">QR-</text:span><text:span text:style-name="T1">код. Руководство для них абсолютно опциональная вещь, большинство из них его никогда не будут читать, система должна быть интуитивно понятна, но для приличия необходимо написать хотя-бы один абзац.</text:span></text:p>
      <text:p text:style-name="Text_20_body"><text:span text:style-name="T1">Поставщики информации, или участники системы. И скорее, это потенциальные поставщики и участники, поскольку единожды освоив систему пользователь редко перечитывает документацию к ней. Пользователям этой категории необходимо предоставить оптимальный минимум информации, достаточный для принятия решения о ее применении.</text:span></text:p>
      <text:p text:style-name="Text_20_body"><text:span text:style-name="T1">Еще одна категория пользователей — это технические специалисты, для них предусмотрен отдельный раздел документации, но для полноценного понимания им придется прочитать весь этот документ и ознакомится с исходными текстами продукта.</text:span></text:p>
      <text:h text:style-name="Heading_20_2" text:outline-level="2"><text:span text:style-name="T1">Руководство потребителя информации (пользователя изделия с </text:span>QR-<text:span text:style-name="T1">кодом)</text:span></text:h>
      <text:p text:style-name="Text_20_body"><text:span text:style-name="T1">Если у Вас в руках изделие или документ с </text:span><text:span text:style-name="T2">QR-</text:span><text:span text:style-name="T1">кодом, Вы можете установить на свой смартфон программу для его сканирования, отсканировать и посмотреть закодированное содержимое.</text:span></text:p>
      <text:p text:style-name="Text_20_body"><text:span text:style-name="T1">Если это </text:span><text:span text:style-name="T2">url </text:span><text:span text:style-name="T1">ссылка вида </text:span><text:span text:style-name="T2">http://qr.qxyz.ru?q=XXXX </text:span><text:span text:style-name="T1">или <text:s/></text:span><text:span text:style-name="T2">http://qr.qxyz.ru?q=XXXX?p=YYYY, </text:span><text:span text:style-name="T1">то добро пожаловать в нашу информационную систему!</text:span></text:p>
      <text:p text:style-name="Text_20_body"><text:span text:style-name="T1">Производитель, поставщик или владелец данного изделия подготовил и оставил для Вас некоторую информацию связанную с данным изделием или документом, возможно это информация о гарантийном или постгарантийном обслуживании, обновленные варианты коммерческих документов или частная информация, адресованная человек нашедшему данный объект.</text:span></text:p>
      <text:p text:style-name="Text_20_body"><text:span text:style-name="T1">Надеемся, что это информация окажется Вам полезна. Обратите внимание на статус поставщика информации, если он «активный», то поставщик — действующий участник системы и продолжает предоставлять информацию с ее использованием, скорее всего с ним можно связаться по указанным контактным данным если-же статус «неактивный» - то данные могут быть сильно устаревшими, но возможно эту информацию оставил для Вас кто-то, много лет назад, предполагая, что однажды она Вам понадобится, если это так — скажите ему «спасибо». Удачи!</text:span></text:p>
      <text:p text:style-name="P6">P.S. <text:span text:style-name="T1">Если Вам по какой-то причине понравилась эта идея и Вы хотите использовать подобную информационную систему для Ваших нужд — читайте следующий раздел.</text:span></text:p>
      <text:p text:style-name="P6">P.P.S. <text:span text:style-name="T1">Для сканирования </text:span>QR-<text:span text:style-name="T1">кодов вы можете использовать множество разнообразных приложений, мы также планируем в ближайшем будущем разработать и разместить свой вариант подобного мобильного приложения с улучшенной поддержкой нашего сервиса.</text:span></text:p>
      <text:h text:style-name="Heading_20_2" text:outline-level="2"><text:soft-page-break/><text:span text:style-name="T1">Руководство поставщика информации (участника системы)</text:span></text:h>
      <text:p text:style-name="Text_20_body"><text:span text:style-name="T1">Спасибо, что заинтересовались нашим сервисом ! </text:span></text:p>
      <text:p text:style-name="Text_20_body"><text:span text:style-name="T1">На данный момент он ориентирован на юридических лиц и ИП, заинтересованных в маркировке своих изделий и документов </text:span><text:span text:style-name="T2">QR-</text:span><text:span text:style-name="T1">кодами, отсканировав который пользователь изделия или получатель документа сможет получить дополнительную обновленную информацию о нем.</text:span></text:p>
      <text:h text:style-name="Heading_20_3" text:outline-level="3"><text:span text:style-name="T1">Типичная модель использования (зачем Вам это может быть полезным)</text:span></text:h>
      <text:p text:style-name="Text_20_body"><text:span text:style-name="T1">Типичная модель использования для производителя (поставщика) мелкосерийной продукции:</text:span></text:p>
      <text:list xml:id="list24521512" text:style-name="L7">
        <text:list-item>
          <text:p text:style-name="P10"><text:span text:style-name="T1">каждому изделию серии ставится в соответствие уникальный числовой код</text:span></text:p>
        </text:list-item>
        <text:list-item>
          <text:p text:style-name="P10"><text:span text:style-name="T1">на изделие наносится наклейка с </text:span><text:span text:style-name="T2">QR-</text:span><text:span text:style-name="T1">кодом, в котором закодирован запрос к системе, где в качестве параметра передается данный код</text:span></text:p>
        </text:list-item>
        <text:list-item>
          <text:p text:style-name="P10"><text:span text:style-name="T1">поставщик передает в систему реестр своих кодов и информацию, которую надо будет показать пользователю, который данный код прочитал и перешел по ссылке</text:span></text:p>
        </text:list-item>
        <text:list-item>
          <text:p text:style-name="P10"><text:span text:style-name="T1">поставщик может скорректировать или уточнить информацию уже после того, как изделие с </text:span><text:span text:style-name="T2">QR-</text:span><text:span text:style-name="T1">кодом было выпущено и отправлено потребителю</text:span></text:p>
        </text:list-item>
        <text:list-item>
          <text:p text:style-name="P10"><text:span text:style-name="T1">потребитель, отсканировав код, попадает в систему и получает актуальную информацию оставленную для него поставщиком</text:span></text:p>
        </text:list-item>
        <text:list-item>
          <text:p text:style-name="P10"><text:span text:style-name="T1">по желанию поставщика, информация будет сохраняться в системе все время ее существования, таким образом, что пользователь, отсканировав данный код через 10 лет после выпуска изделия, когда производитель уже забыл, что он когда-то производил подобное изделие, сто раз переделал свой сайт, получит необходимую ему информацию.</text:span></text:p>
        </text:list-item>
      </text:list>
      <text:p text:style-name="Text_20_body"><text:span text:style-name="T1">Вариант использования для коммерческих документов (модель «кабинет клиента»)</text:span></text:p>
      <text:list xml:id="list24780536" text:style-name="L8">
        <text:list-item>
          <text:p text:style-name="P11"><text:span text:style-name="T1">каждому договору ставится в соответствие уникальный числовой код</text:span></text:p>
        </text:list-item>
        <text:list-item>
          <text:p text:style-name="P11"><text:span text:style-name="T1">на договоре печатается </text:span><text:span text:style-name="T2">QR-</text:span><text:span text:style-name="T1">код и/или ссылка на запрос к системе</text:span></text:p>
        </text:list-item>
        <text:list-item>
          <text:p text:style-name="P11"><text:span text:style-name="T1">поставщик передает в систему систему бухгалтерские и прочие документы, необходимые клиенту</text:span></text:p>
        </text:list-item>
        <text:list-item>
          <text:p text:style-name="P11"><text:span text:style-name="T1">клиент или его бухгалтерия переходя по ссылке в договоре попадают в свой «личный кабинет» и получают актуальные версии документов</text:span></text:p>
        </text:list-item>
        <text:list-item>
          <text:p text:style-name="P11"><text:span text:style-name="T1">клиент может передать свою информацию в сторону поставщика, с той страницы, на которую он попал по ссылке</text:span></text:p>
        </text:list-item>
      </text:list>
      <text:h text:style-name="Heading_20_3" text:outline-level="3"><text:span text:style-name="T1">Предоставление информации ограниченного доступа (зачем нужен параметр </text:span>PIN(<text:span text:style-name="T2">p)? </text:span>)</text:h>
      <text:p text:style-name="Text_20_body">В последнем варианте очевидно, что информация конфиденциальна и предназначена только для клиента. При этом уникальные числовые коды удобно выдавать последовательно, в результате они становятся предсказуемыми. Необходимо усилить защиту — введем дополнительный параметр <text:span text:style-name="T1">запроса </text:span><text:span text:style-name="T2">PIN(p) </text:span><text:span text:style-name="T1">и будем предоставлять информацию только в том </text:span><text:soft-page-break/><text:span text:style-name="T1">случае, если </text:span><text:span text:style-name="T2">PIN </text:span><text:span text:style-name="T1">в запросе клиента совпадает с </text:span><text:span text:style-name="T2">PIN </text:span><text:span text:style-name="T1">указанным поставщиком или принадлежит множеству значений </text:span><text:span text:style-name="T2">PIN, </text:span><text:span text:style-name="T1">заданному поставщиком информации.</text:span></text:p>
      <text:p text:style-name="Text_20_body"><text:span text:style-name="T1">Аналогичная техника может применяться в маркетинговых компаниях, для учета и анализа из какого источника пользователь получил код или ссылку.</text:span></text:p>
      <text:p text:style-name="P1"><text:span text:style-name="T1">Возможно, Вам потребуется разместить вместе с описанием <text:s/>файлы с информацией являющейся объектом авторского права, например чертежи или копии книг. Тогда разумным, с юридической точки зрения, будет защитить доступ к этой информации </text:span><text:span text:style-name="T2">PIN-</text:span>кодом, чтобы они не считались выложенными Вам в открытый доступ.</text:p>
      <text:p text:style-name="Text_20_body"><text:span text:style-name="T1">Поставщик может в любое время поменять </text:span><text:span text:style-name="T2">PIN </text:span><text:span text:style-name="T1">код, необходимый для доступа к информации. Таким образом вы можете решить следующую проблему, присутствующую во многих популярных облачных сервисах:</text:span></text:p>
      <text:list xml:id="list38729557" text:style-name="L9">
        <text:list-item>
          <text:p text:style-name="P12"><text:span text:style-name="T1">Делаем информационный ресурс, ограниченного пользования</text:span></text:p>
        </text:list-item>
        <text:list-item>
          <text:p text:style-name="P12"><text:span text:style-name="T1">делаем его доступным только по ссылке</text:span></text:p>
        </text:list-item>
        <text:list-item>
          <text:p text:style-name="P12"><text:span text:style-name="T1">пересылаем ссылку пользователю</text:span></text:p>
        </text:list-item>
        <text:list-item>
          <text:p text:style-name="P12"><text:span text:style-name="T1">все работает прекрасно, до тех пор пока он не передает эту ссылку кому-то еще, тот еще кому-то... в конце концов она становится доступной всем.</text:span></text:p>
        </text:list-item>
        <text:list-item>
          <text:p text:style-name="P12"><text:span text:style-name="T1">и тут оказывается, что поменять ссылку можно только удалив существующий ресурс, и создав его заново, а создается он только визуальными средствами этого облачного сервиса, и это требует часов, дней или месяцев ручной работы.</text:span></text:p>
        </text:list-item>
        <text:list-item>
          <text:p text:style-name="P12"><text:span text:style-name="T1">Не будем показывать пальцем, хотя это </text:span><text:span text:style-name="T2">[</text:span><text:span text:style-name="T1">очень-известная-компания</text:span><text:span text:style-name="T2">]</text:span></text:p>
        </text:list-item>
      </text:list>
      <text:p text:style-name="P1">В протоколе нашего сервисе мы решаем эту проблему введением опционального <text:span text:style-name="T2">PIN</text:span>-кода.</text:p>
      <text:h text:style-name="Heading_20_3" text:outline-level="3"><text:span text:style-name="T1">Идентификаторы и формат запроса к системе (формат </text:span><text:span text:style-name="T2">URL </text:span><text:span text:style-name="T1">для QR-кода)</text:span></text:h>
      <text:p text:style-name="P1">Формат запроса : </text:p>
      <text:p text:style-name="P1"><text:a xlink:type="simple" xlink:href="http://qr.qxyz.ru/?q=0123456789ABCDEF"><text:span text:style-name="T2">http://qr.qxyz.ru/?q=0123456789ABCDEF</text:span></text:a></text:p>
      <text:p text:style-name="P1"><text:a xlink:type="simple" xlink:href="http://qr.qxyz.ru/?q=0123456789ABCDEF&amp;p=0123456789ABCDEF"><text:span text:style-name="T2">http://qr.qxyz.ru/?q=0123456789ABCDEF&amp;p=0123456789ABCDEF</text:span></text:a></text:p>
      <text:p text:style-name="P1"><text:a xlink:type="simple" xlink:href="http://qr.qxyz.ru/?q=1234567&amp;p=123&amp;d=/l/models/TDME/490">http://qr.qxyz.ru/?q=1234567&amp;p=123&amp;d=/l/models/TDME/490</text:a> </text:p>
      <text:p text:style-name="P1">параметры <text:span text:style-name="T2">q </text:span>и <text:span text:style-name="T2">p – </text:span>это 64-битные числа в 16-ричной записи, <text:span text:style-name="T2">d – </text:span>произвольная строка, где</text:p>
      <text:p text:style-name="P6">q – <text:span text:style-name="T1">это идентификатор объекта</text:span></text:p>
      <text:p text:style-name="P6">p – <text:span text:style-name="T1">это опциональный защитный параметр </text:span>PIN(p)</text:p>
      <text:p text:style-name="P6">d – <text:span text:style-name="T1">это опциональный параметр содержащий имя документа, например имя файла, связанного с конкретным объектом, диапазоном или участником системы</text:span></text:p>
      <text:p text:style-name="P1">Первые две формы запроса предназначены для передачи клиенту в виде <text:span text:style-name="T2">QR-</text:span>кода или ссылки, третья — используется для навигации внутри системы, например для получения файлов, после того как пользователь в нее попал, перейдя по ссылке.</text:p>
      <text:p text:style-name="P1">Использование идентификаторов фиксированного размера в 32 или 64 бита позволяет применять тривиальные и быстродействующие алгоритмы манипулирования ими на современных компьютерах. В спецификации системы идентификатор это 64-битное число, в текущей реализации сервиса поддерживаются только 31-битные идентификаторы, что <text:soft-page-break/>позволило максимально упростить разработку прототипа. Тем не менее параметр <text:span text:style-name="T2">p – </text:span>это 64-битное число, как в исходной спецификации (стойкость такого пароля приблизительно соответствует стойкости обычного пароля из 8-9 символов).</text:p>
      <text:h text:style-name="Heading_20_3" text:outline-level="3">Диапазоны идентификаторов для <text:span text:style-name="T2">QR-</text:span>кодов в системе (зачем они нужны и зачем <text:span text:style-name="T1">за них </text:span>платить)</text:h>
      <text:p text:style-name="Text_20_body">Каждый поставщик информации получает для своих нужд диапазон номеров, одного из стандартных размеров (16, 256 или 4096 штук).Данный факт выделения фиксируется в базе данных сервиса таким образом, что по любому идентификатору можно легко определить к какому поставщику он относится и каким образом его необходимо обрабатывать.</text:p>
      <text:p text:style-name="Text_20_body">Если все поставщики информации используют заведомо непересекающиеся уникальные идентификаторы, то объединение и разделение их массивов информации (БД) является относительно несложной процедурой.</text:p>
      <text:p text:style-name="Text_20_body">Если вам заранее известен ваш диапазон номеров, выделение идентификаторов из него для конкретных объектов легко реализовать в вашей информационной системе (<text:span text:style-name="T2">CRM, ERP, </text:span><text:span text:style-name="T1">таблице </text:span><text:span text:style-name="T2">Excel)</text:span>, без необходимости ее постоянной связи с центральной базой сервиса.</text:p>
      <text:p text:style-name="P1">Изготовление табличек с кодами, устойчивыми к воздействию внешней среды, целесообразно производить заранее, сериями, на специальном оборудовании. Когда диапазон известен это тривиальная задача.</text:p>
      <text:p text:style-name="Text_20_body">Чтобы избежать неоправданного резервирования под свои нужды слишком больших диапазонов, выделение диапазона — платная услуга. Кроме того, мы-же коммерческая компания, мы должны что-то продавать. Пифагорейцы утверждают — «все есть число», поэтому что-бы мы не продавали — мы торгуем числами.</text:p>
      <text:h text:style-name="Heading_20_3" text:outline-level="3">Сервис <text:span text:style-name="T2">qr.qxyz.ru, </text:span>его цели и ценовая политика (зачем платить?!<text:span text:style-name="T2">)</text:span></text:h>
      <text:p text:style-name="P1">Цель выделения общего сервиса для централизованного приема запросов — более сильная реализация уже упомянутого <text:span text:style-name="T2">GRASP-</text:span>принципа «Устойчивость к изменениям». </text:p>
      <text:p text:style-name="P1">Единожды распечатанный и наклеенный на изделие <text:span text:style-name="T2">QR-</text:span>код вы не сможете изменить. Если код ведет на ваш сайт сделанный на энтузиазме и содержит ссылку вида моя-компания.рф/мое-изделий-<text:span text:style-name="T2">no100, </text:span>то однажды вы переделате этот сайт, и информация станет доступной по ссылке <text:s/><text:span text:style-name="T2">my-cool-company.com/support/ru/models/attic/cool-devices/sn/100, </text:span>и конечно вы забудете включить в ТЗ на разработку сайта поддержку переадресации старой ссылки на новое место, а возможно вы уже отказались от домена моя-компания.рф, потому что в спешке забыли его проплатить и его захватили сквоттеры.</text:p>
      <text:p text:style-name="P1">Сервис, который специализируется и зарабатывает на долгосрочном хранении информации, и при необходимости может перенаправить запрос в указанное вами место, или по крайней мере сообщить пользователю кто ныне является наследником <text:s/>моя-компания.рф и владельцем интересующей его информации, с большей вероятностью просуществует достаточно долго, чтобы обслужить этот запрос и через 10 и 20 лет.</text:p>
      <text:p text:style-name="P1">Кроме того, большинство из его участников это не <text:span text:style-name="T2">IT-</text:span>компании, работающие в сфере информационных систем, для них это задачи решаемые «по остаточному принципу», сайт для них это вотчина «маркетинга», который мыслит масштабами от 1 до 3 месяцев.</text:p>
      <text:p text:style-name="P1">Мы делаем нейтральный сервис, который должен закрыть потребности по стабильному и <text:soft-page-break/>устойчивому доступу к информации для клиентов вашей компании, пока она не вырастет в транснациональную корпорацию, которая может себе позволить мыслить на столетия вперед. Мы в вас верим!</text:p>
      <text:p text:style-name="P1">А когда это произойдет, мы бы хотели продолжать оказывать вам услуги и разрабатывать для вас информационные системы. Данный тривиальный микро-сервис является маленькой частью нашей более общей задачи по разработке комплекса информационных систем для управления предприятиями в масштабах от одного человека, до империи, над которой никогда не заходит солнце.</text:p>
      <text:p text:style-name="P1">Итак, ценовая политика на минимальный порог входа ориентируется на минимальную стоимость 2-х рабочих дней человека в год, что с другой стороны является для некоторым «бухгалтерским минимумом» (минимальной выручкой, ради которой стоит обмениваться бухгалтерскими документами, дешевле — проще подарить)</text:p>
      <text:p text:style-name="P1">Чтобы использовать диапазон в этой системе, его надо зарезервировать за собой навсегда</text:p>
      <text:p text:style-name="P1">Резервирование диапазона - платная услуга, цена любого диапазона 1 EUD (1310 руб 72 коп) единовременно или за каждый факт передачи группы диапазонов от одного участника к другому.</text:p>
      <text:p text:style-name="P1">Поддержание информации в актуальном состоянии в этой системе (доступ к системе и возможность обновления информации в указанном диапазоне) - платная услуга, 1 EUD в год (до 3-х диапазонов, до 100 мегабайт хранимой и обновляемой информации)</text:p>
      <text:p text:style-name="P1">После истечения оплаченного срока доступа к системе информация, по Вашему желанию, может сохраняться доступной для ваших клиентов в ней все время ее существования. Иными словами, можете взять диапазон, полностью заполнит за год, привести в порядок и оставить его на долгосрочное хранение, за которое уже не платить, когда выручка от сервиса перестанет покрывать расходы на его содержание — он закроется, мы достанем жесткие диски из серверов, промаркируем где и что находится, положим их на полку и пусть лежат.</text:p>
      <text:p text:style-name="P1">Не все диапазоны равноценны, иногда удобно иметь идентификатор из небольшого количества цифр, которые проще запомнить и продиктовать по телефону. Именно поэтому <text:span text:style-name="T2">PIN </text:span>код от Вашей банковской карты именно 4 цифры, а не 5 или 6. Кроме того, <text:span text:style-name="T2">QR-</text:span>код содержащий большое количество знаков выглядит сложнее, требует больше места для размещения и более прецизионной технологии печати.</text:p>
      <text:list xml:id="list40219650" text:style-name="L10">
        <text:list-item>
          <text:p text:style-name="P13"><text:span text:style-name="T1">0000-FFFF — Привилегированный <text:s/>диапазон, выделяется блоками по 16 ID</text:span></text:p>
        </text:list-item>
        <text:list-item>
          <text:p text:style-name="P15">0000-0FFF — зарезервировано <text:s/>для внутренних нужд каждой инсталляции подобной системы</text:p>
        </text:list-item>
        <text:list-item>
          <text:p text:style-name="P3">010000-FFFFFF — расширенный <text:s/>привилегированный диапазон, выделяется блоками по 256 ID</text:p>
        </text:list-item>
        <text:list-item>
          <text:p text:style-name="P14"><text:span text:style-name="T1">010000-01FFFF - зарезервировано <text:s/>для внутренних нужд каждой инсталляции подобной системы </text:span></text:p>
        </text:list-item>
        <text:list-item>
          <text:p text:style-name="P13"><text:span text:style-name="T1">01000000-FFFFFFFF - обычный диапазон, выделяется блоками по 4096 ID</text:span></text:p>
        </text:list-item>
        <text:list-item>
          <text:p text:style-name="P14"><text:span text:style-name="T2">01000000-0100FFFF – </text:span><text:span text:style-name="T1">зарезервировано для внутренних нужд каждой инсталляции подобной системы, в нашей инсталляции здесь находятся примеры использования.</text:span></text:p>
        </text:list-item>
        <text:list-item>
          <text:p text:style-name="P14"><text:soft-page-break/><text:span text:style-name="T1">7000000</text:span><text:span text:style-name="T2">0-</text:span><text:span text:style-name="T1">7</text:span><text:span text:style-name="T2">FFFFFF – </text:span><text:span text:style-name="T1">диапазон зарезервирован, вероятно он будет использоваться для тех же нужд, что и следующий.</text:span></text:p>
        </text:list-item>
        <text:list-item>
          <text:p text:style-name="P16"><text:span text:style-name="T1">80000000-</text:span>FFFFFFF —<text:span text:style-name="T1"> этот диапазон мы не используем, поскольку он попадает на диапазон отрицательных чисел в 32-битном представлении и некоторые алгоритмы становятся сложнее. Его можно использовать для внутренних нужд любой инсталляции системы, сохраняя возможность интегрировать в нее любую информацию из других систем, придерживающихся описанной политики централизованного выделения уникальных диапазонов.</text:span></text:p>
        </text:list-item>
      </text:list>
      <text:h text:style-name="Heading_20_3" text:outline-level="3">Статус участника системы (что дает, к чему обязывает)</text:h>
      <text:p text:style-name="P1">Участником системы может стать любое юридическое лицо или индивидуальный предприниматель. Вопрос участия физических лиц — в процессе изучения, однако если Вам очень нужно — пишите, рассмотрим и найдем компромис.</text:p>
      <text:p text:style-name="P1">Участник системы принимает на себя ответственность за размещаемую им информацию и ее соответствие законодательству РФ и других юрисдикций, на которые она расчитана.</text:p>
      <text:p text:style-name="P1">Информация, размещаемая участником, должна также соответствовать этическим принципам сервиса, разрабатываемым владельцами сервиса и направленным на поддержание положительного имиджа его участников.</text:p>
      <text:p text:style-name="P1">Участник получает возможность размещать на ресурсах сервиса информацию, адресованную неопределенному кругу пользователей, которая, по его желанию, может оставаться доступной данным пользователям после того, как он отказался от статуса участника.</text:p>
      <text:p text:style-name="P1">Участник получает возможность настроить перенаправление запросов приходящих на любой из принадлежащих ему диапазонов но любой другой сервис.</text:p>
      <text:p text:style-name="P1">Участник имеет право приобретать диапазоны идентификаторов, а также передавать их любому другому участнику. Сервис может взымать дополнительную плату за факт регистрации передачи диапазонов идентификаторов.</text:p>
      <text:p text:style-name="P1">Сервис взымает с участников плату за возможность обновлять информацию принадлежащую к определенному диапазону на ежегодной или ежеквартальной основе.</text:p>
      <text:h text:style-name="Heading_20_3" text:outline-level="3">Формат предоставляемых данных (что и в каком формате нужно предоставить, как обновлять)</text:h>
      <text:p text:style-name="Text_20_body">На данный момент формат предоставления информации согласуется с каждым участником индивидуально, поскольку парадигма использования сервиса еще не устоялась.</text:p>
      <text:p text:style-name="Text_20_body">Однако, две базовые парадигмы уже сформировались. Первая основана на файловом принципе, исходя из того, что большая часть информации хранится в файлах и структурирована в виде вложенных каталогов. Вторая основана на том, что большинство поставщиков хранить информацию в <text:span text:style-name="T1">табличных файлах </text:span><text:span text:style-name="T2">Excel </text:span><text:span text:style-name="T1">или производных от них реляционных БД.</text:span></text:p>
      <text:p text:style-name="Text_20_body"><text:span text:style-name="T1">Если ваша информация такова — мы сможем ее обработать и отобразить, если нет — нам будет очень интересно на это взглянуть и придумать решение.</text:span></text:p>
      <text:p text:style-name="Text_20_body"><text:span text:style-name="T1">Пока предлагаем взглянуть на пример таблицы с каталогом проданных дизельных </text:span><text:soft-page-break/><text:span text:style-name="T1">двигателей из примеров в нашей системе:</text:span>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A"/>
        <table:table-column table:style-name="Таблица1.H"/>
        <table:table-column table:style-name="Таблица1.I"/>
        <table:table-column table:style-name="Таблица1.A" table:number-columns-repeated="2"/>
        <table:table-row>
          <table:table-cell table:style-name="Таблица1.A1" office:value-type="string">
            <text:p text:style-name="P20">#qr</text:p>
          </table:table-cell>
          <table:table-cell table:style-name="Таблица1.A1" office:value-type="string">
            <text:p text:style-name="P20">ptype</text:p>
          </table:table-cell>
          <table:table-cell table:style-name="Таблица1.A1" office:value-type="string">
            <text:p text:style-name="P20">model</text:p>
          </table:table-cell>
          <table:table-cell table:style-name="Таблица1.A1" office:value-type="string">
            <text:p text:style-name="P20">sn</text:p>
          </table:table-cell>
          <table:table-cell table:style-name="Таблица1.A1" office:value-type="string">
            <text:p text:style-name="P20">pdate</text:p>
          </table:table-cell>
          <table:table-cell table:style-name="Таблица1.A1" office:value-type="string">
            <text:p text:style-name="P20">shipdate</text:p>
          </table:table-cell>
          <table:table-cell table:style-name="Таблица1.A1" office:value-type="string">
            <text:p text:style-name="P20">wstart</text:p>
          </table:table-cell>
          <table:table-cell table:style-name="Таблица1.A1" office:value-type="string">
            <text:p text:style-name="P20">wend</text:p>
          </table:table-cell>
          <table:table-cell table:style-name="Таблица1.A1" office:value-type="string">
            <text:p text:style-name="P20">contract</text:p>
          </table:table-cell>
          <table:table-cell table:style-name="Таблица1.A1" office:value-type="string">
            <text:p text:style-name="P20">client</text:p>
          </table:table-cell>
          <table:table-cell table:style-name="Таблица1.K1" office:value-type="string">
            <text:p text:style-name="P20">sold</text:p>
          </table:table-cell>
        </table:table-row>
        <table:table-row>
          <table:table-cell table:style-name="Таблица1.A2" office:value-type="string">
            <text:p text:style-name="P21">100D001</text:p>
          </table:table-cell>
          <table:table-cell table:style-name="Таблица1.A2" office:value-type="string">
            <text:p text:style-name="P21">TDME</text:p>
          </table:table-cell>
          <table:table-cell table:style-name="Таблица1.C2" office:value-type="float" office:value="490">
            <text:p text:style-name="P21">490</text:p>
          </table:table-cell>
          <table:table-cell table:style-name="Таблица1.C2" office:value-type="float" office:value="490101">
            <text:p text:style-name="P21">490101</text:p>
          </table:table-cell>
          <table:table-cell table:style-name="Таблица1.E2" office:value-type="date" office:date-value="2017-02-01">
            <text:p text:style-name="P21">01.02.17</text:p>
          </table:table-cell>
          <table:table-cell table:style-name="Таблица1.E2" office:value-type="date" office:date-value="2018-03-12">
            <text:p text:style-name="P21">12.03.18</text:p>
          </table:table-cell>
          <table:table-cell table:style-name="Таблица1.E2" office:value-type="date" office:date-value="2018-01-12">
            <text:p text:style-name="P21">12.01.18</text:p>
          </table:table-cell>
          <table:table-cell table:style-name="Таблица1.E2" office:value-type="date" office:date-value="2019-01-12">
            <text:p text:style-name="P21">12.01.19</text:p>
          </table:table-cell>
          <table:table-cell table:style-name="Таблица1.A2" office:value-type="string">
            <text:p text:style-name="P21">i2018-01</text:p>
          </table:table-cell>
          <table:table-cell table:style-name="Таблица1.A2" office:value-type="string">
            <text:p text:style-name="P22">&lt;скрыт&gt;</text:p>
          </table:table-cell>
          <table:table-cell table:style-name="Таблица1.K2" office:value-type="date" office:date-value="2018-01-10">
            <text:p text:style-name="P21">10.01.18</text:p>
          </table:table-cell>
        </table:table-row>
        <table:table-row>
          <table:table-cell table:style-name="Таблица1.A2" office:value-type="string">
            <text:p text:style-name="P21">100D002</text:p>
          </table:table-cell>
          <table:table-cell table:style-name="Таблица1.A2" office:value-type="string">
            <text:p text:style-name="P21">TDME</text:p>
          </table:table-cell>
          <table:table-cell table:style-name="Таблица1.C2" office:value-type="float" office:value="4100">
            <text:p text:style-name="P21">4100</text:p>
          </table:table-cell>
          <table:table-cell table:style-name="Таблица1.C2" office:value-type="float" office:value="4100123">
            <text:p text:style-name="P21">4100123</text:p>
          </table:table-cell>
          <table:table-cell table:style-name="Таблица1.E2" office:value-type="date" office:date-value="2017-10-12">
            <text:p text:style-name="P21">12.10.17</text:p>
          </table:table-cell>
          <table:table-cell table:style-name="Таблица1.E2" office:value-type="date" office:date-value="2018-03-12">
            <text:p text:style-name="P21">12.03.18</text:p>
          </table:table-cell>
          <table:table-cell table:style-name="Таблица1.E2" office:value-type="date" office:date-value="2018-01-29">
            <text:p text:style-name="P21">29.01.18</text:p>
          </table:table-cell>
          <table:table-cell table:style-name="Таблица1.E2" office:value-type="date" office:date-value="2019-01-29">
            <text:p text:style-name="P21">29.01.19</text:p>
          </table:table-cell>
          <table:table-cell table:style-name="Таблица1.A2" office:value-type="string">
            <text:p text:style-name="P21">i2018-02</text:p>
          </table:table-cell>
          <table:table-cell table:style-name="Таблица1.A2" office:value-type="string">
            <text:p text:style-name="P22">&lt;скрыт&gt;</text:p>
          </table:table-cell>
          <table:table-cell table:style-name="Таблица1.K2" office:value-type="date" office:date-value="2018-01-12">
            <text:p text:style-name="P21">12.01.18</text:p>
          </table:table-cell>
        </table:table-row>
        <table:table-row>
          <table:table-cell table:style-name="Таблица1.A2" office:value-type="string">
            <text:p text:style-name="P21">100D003</text:p>
          </table:table-cell>
          <table:table-cell table:style-name="Таблица1.A2" office:value-type="string">
            <text:p text:style-name="P21">QC</text:p>
          </table:table-cell>
          <table:table-cell table:style-name="Таблица1.C2" office:value-type="float" office:value="490">
            <text:p text:style-name="P21">490</text:p>
          </table:table-cell>
          <table:table-cell table:style-name="Таблица1.C2" office:value-type="float" office:value="490121">
            <text:p text:style-name="P21">490121</text:p>
          </table:table-cell>
          <table:table-cell table:style-name="Таблица1.E2" office:value-type="date" office:date-value="2017-02-02">
            <text:p text:style-name="P21">02.02.17</text:p>
          </table:table-cell>
          <table:table-cell table:style-name="Таблица1.E2" office:value-type="date" office:date-value="2018-03-12">
            <text:p text:style-name="P21">12.03.18</text:p>
          </table:table-cell>
          <table:table-cell table:style-name="Таблица1.E2" office:value-type="date" office:date-value="2018-01-30">
            <text:p text:style-name="P21">30.01.18</text:p>
          </table:table-cell>
          <table:table-cell table:style-name="Таблица1.E2" office:value-type="date" office:date-value="2019-01-30">
            <text:p text:style-name="P21">30.01.19</text:p>
          </table:table-cell>
          <table:table-cell table:style-name="Таблица1.A2" office:value-type="string">
            <text:p text:style-name="P21">d2018-03</text:p>
          </table:table-cell>
          <table:table-cell table:style-name="Таблица1.A2" office:value-type="string">
            <text:p text:style-name="P22">&lt;скрыт&gt;</text:p>
          </table:table-cell>
          <table:table-cell table:style-name="Таблица1.K2" office:value-type="date" office:date-value="2018-01-27">
            <text:p text:style-name="P21">27.01.18</text:p>
          </table:table-cell>
        </table:table-row>
        <table:table-row>
          <table:table-cell table:style-name="Таблица1.A2" office:value-type="string">
            <text:p text:style-name="P21">100D004</text:p>
          </table:table-cell>
          <table:table-cell table:style-name="Таблица1.A2" office:value-type="string">
            <text:p text:style-name="P21">RD</text:p>
          </table:table-cell>
          <table:table-cell table:style-name="Таблица1.C2" office:value-type="float" office:value="490">
            <text:p text:style-name="P21">490</text:p>
          </table:table-cell>
          <table:table-cell table:style-name="Таблица1.C2" office:value-type="float" office:value="490076">
            <text:p text:style-name="P21">490076</text:p>
          </table:table-cell>
          <table:table-cell table:style-name="Таблица1.E2" office:value-type="date" office:date-value="2016-12-24">
            <text:p text:style-name="P21">24.12.16</text:p>
          </table:table-cell>
          <table:table-cell table:style-name="Таблица1.E2" office:value-type="date" office:date-value="2018-03-12">
            <text:p text:style-name="P21">12.03.18</text:p>
          </table:table-cell>
          <table:table-cell table:style-name="Таблица1.E2" office:value-type="date" office:date-value="2018-02-04">
            <text:p text:style-name="P21">04.02.18</text:p>
          </table:table-cell>
          <table:table-cell table:style-name="Таблица1.E2" office:value-type="date" office:date-value="2019-02-04">
            <text:p text:style-name="P21">04.02.19</text:p>
          </table:table-cell>
          <table:table-cell table:style-name="Таблица1.A2" office:value-type="string">
            <text:p text:style-name="P21">d2018-04</text:p>
          </table:table-cell>
          <table:table-cell table:style-name="Таблица1.A2" office:value-type="string">
            <text:p text:style-name="P22">&lt;скрыт&gt;</text:p>
          </table:table-cell>
          <table:table-cell table:style-name="Таблица1.K2" office:value-type="date" office:date-value="2018-02-01">
            <text:p text:style-name="P21">01.02.18</text:p>
          </table:table-cell>
        </table:table-row>
      </table:table>
      <text:p text:style-name="Text_20_body"><text:span text:style-name="T1"/></text:p>
      <text:p text:style-name="Text_20_body"><text:span text:style-name="T1">Здесь </text:span><text:span text:style-name="T2">ptype – </text:span><text:span text:style-name="T1">тип продукта, </text:span><text:span text:style-name="T2">model – </text:span><text:span text:style-name="T1">его модель, вместе этого достаточно, чтобы предоставить пользователю всю необходимую техническую информацию об изделии, которая предоставлена в отдельной директории. Серийный номер (</text:span><text:span text:style-name="T2">sn) – </text:span><text:span text:style-name="T1">понадобится при гарантийном ремонте, как и дата производства (</text:span><text:span text:style-name="T2">pdate), shipdate – </text:span><text:span text:style-name="T1">дата поступления изделия на склад, </text:span><text:span text:style-name="T2">contract – </text:span><text:span text:style-name="T1">номер договора, информацию о клиенте (</text:span><text:span text:style-name="T2">client) </text:span><text:span text:style-name="T1">мы скрыли, поскольку никому не хотим ее показывать, </text:span><text:span text:style-name="T2">sold – </text:span><text:span text:style-name="T1">дата продажи, гарантийный срок начинается с даты отгрузки изделия со склада (</text:span><text:span text:style-name="T2">wstart) </text:span><text:span text:style-name="T1">и обычно составляет один год, хотя возможны варианты.</text:span></text:p>
      <text:h text:style-name="Heading_20_3" text:outline-level="3">Если Вы все-таки решили никому не платить (это тоже возможно, и иногда — обосновано)</text:h>
      <text:p text:style-name="P1">С учетом всего сказанного выше, есть немалое множество случаев, когда Вам не подходит ни наши сервис <text:span text:style-name="T2">qr.qxyz.ru, </text:span>ни вариант заказать у нас разработку такого сервиса специально для Вас, но в целом концепция сервиса Вас устраивает и он Вам необходим. Примеры таких случаев:</text:p>
      <text:list xml:id="list22526269" text:style-name="L5">
        <text:list-item>
          <text:p text:style-name="P2">ваша информация неприемлима для размещения на нашем сервисе</text:p>
        </text:list-item>
        <text:list-item>
          <text:p text:style-name="P2">ваша информация имеет краткосрочную ценность и сервис должен существовать ограниченное время, например только в период какого-то мероприятия или маркетинговой программы</text:p>
        </text:list-item>
        <text:list-item>
          <text:p text:style-name="P8"><text:span text:style-name="T1">у вас есть свои программисты на зарплате и вам проще объяснить, что вам нужно, им, а не нам.</text:span></text:p>
        </text:list-item>
        <text:list-item>
          <text:p text:style-name="P2">Вам не нравится идея, чтобы ваши пользователи приходили с запросами за вашей информацией на чужой, пусть и нейтральный домен, и вы никогда не планируете передавать эту информацию кому-либо для долгосрочного хранения</text:p>
        </text:list-item>
        <text:list-item>
          <text:p text:style-name="P2">Вы не можете заплатить нам по политическим или принципиальным причинам</text:p>
        </text:list-item>
        <text:list-item>
          <text:p text:style-name="P2">Мы с вами не сошлись в цене</text:p>
        </text:list-item>
        <text:list-item>
          <text:p text:style-name="P2">Вы хотите сделать такой сервис самостоятельно, и составить нам конкуренцию.</text:p>
        </text:list-item>
      </text:list>
      <text:p text:style-name="P1">тогда переходите к следующему разделу, все что необходимо для построения подобного сервиса доступно в <text:span text:style-name="T2">OpenSource, </text:span>включая программный код нашего решения.</text:p>
      <text:h text:style-name="Heading_20_1" text:outline-level="1"><text:span text:style-name="T1">Руководство разработчика, системного администратора и специалиста по внедрению</text:span></text:h>
      <text:p text:style-name="Text_20_body"><text:span text:style-name="T1">Текущий официальный репозиторий проекта находится здесь:</text:span></text:p>
      <text:p text:style-name="Text_20_body"><text:soft-page-break/><text:span text:style-name="T1"><text:s/></text:span><text:a xlink:type="simple" xlink:href="https://bitbucket.org/eustrop/qr.qxyz.ru/">https://bitbucket.org/eustrop/qr.qxyz.ru/</text:a><text:span text:style-name="T1"> </text:span></text:p>
      <text:p text:style-name="Text_20_body"><text:span text:style-name="T1">можете изучить его и установить самостоятельно, а при необходимости — доработать или переписать с учетом своих потребностей.</text:span></text:p>
      <text:p text:style-name="Text_20_body"><text:span text:style-name="T1">На даный момент работоспособной является </text:span><text:span text:style-name="T2">SSIP </text:span><text:span text:style-name="T1">версия сервиса использующая технологии </text:span><text:span text:style-name="T2">CGI, SSI </text:span><text:span text:style-name="T1">и функционирующая под управлением </text:span><text:span text:style-name="T2">Apache 2.4 </text:span><text:span text:style-name="T1">на </text:span><text:span text:style-name="T2">FreeBSD 11.3</text:span><text:span text:style-name="T1"> (см директории /</text:span><text:span text:style-name="T2">docs, /cgi, /bin, /etc). </text:span><text:span text:style-name="T1">Данная версия имеет статус прототипа, демонстрирующего программистам какой функционал необходимо реализовать, но вполне подойдет для слабо-нагруженной эксплуатации.</text:span></text:p>
      <text:p text:style-name="Text_20_body"><text:span text:style-name="T1">Версия </text:span><text:span text:style-name="T2">Node.js (</text:span><text:span text:style-name="T1">директория </text:span><text:span text:style-name="T2">node/) - </text:span><text:span text:style-name="T1">является стажерским экспериментом по изучению</text:span><text:span text:style-name="T2"> Node.js </text:span><text:span text:style-name="T1">и его возможностей, в результате она должна воспроизводить функционал </text:span><text:span text:style-name="T2">SSIP </text:span><text:span text:style-name="T1">версии и дополнить его возможностями по ведению БД участника через </text:span><text:span text:style-name="T2">web-</text:span><text:span text:style-name="T1">интерфейс. Сроки готовности к эксплуатации не установлены</text:span></text:p>
      <text:p text:style-name="P6">Java <text:span text:style-name="T1">версия сервиса (</text:span>src/java/) - <text:span text:style-name="T1">также в стадии стажерского эксперимента, но это наиболее вероятный вариант развития сервиса, поскольку </text:span>java <text:span text:style-name="T1">для нас основной инструмент разработки на данный момент.</text:span></text:p>
      <text:p text:style-name="P6">PHP <text:span text:style-name="T1">версия (</text:span>phpdocs/) - <text:span text:style-name="T1">в планах не стоит, но если будет мимо проходить </text:span>PHP-<text:span text:style-name="T1">программист, которому интересно воспроизвести функционал на </text:span>php, <text:span text:style-name="T1">мы сможем принять его c</text:span>ommit <text:span text:style-name="T1">в проект. Если-бы этот проект делал не </text:span>EustroSoft.org, <text:span text:style-name="T1">то </text:span>php был-бы<text:span text:style-name="T1"> основным инструментом с вероятностью </text:span>99%. <text:span text:style-name="T1">Может-быть нам еще придется вернуться к этому вопросу. Оценка трудоемкости воспроизводства текущего функционала </text:span>SSIP <text:span text:style-name="T1">версии сервиса на </text:span>PHP – <text:span text:style-name="T1">от 2 до 5 дней.</text:span></text:p>
      <text:p text:style-name="P6"><text:span text:style-name="T1">Множественность равно-функциональных реализаций на разных средствах служит следующим целям:</text:span></text:p>
      <text:list xml:id="list22785148" text:style-name="L6">
        <text:list-item>
          <text:p text:style-name="P9"><text:span text:style-name="T1">устойчивость сервиса при обнаружении уязвимости в конкретной реализации, можно быстро переключится на независимую реализации. Это придает уверенности при эксплуатации.</text:span></text:p>
        </text:list-item>
        <text:list-item>
          <text:p text:style-name="P9"><text:span text:style-name="T1">возможность сопоставить разнообразные средства разработки,примененные к одной и той же задаче. Становится очевидным повышающий или понижающий коэффициент трудоемкости</text:span></text:p>
        </text:list-item>
        <text:list-item>
          <text:p text:style-name="P9"><text:span text:style-name="T1">при интеграции сервиса в существующую систему, удобнее использовать вариант использующий тот-же язык программирования, что и основная система</text:span></text:p>
        </text:list-item>
        <text:list-item>
          <text:p text:style-name="P9"><text:span text:style-name="T1">повторение — мать учения (и прибежище для лентяев). Хорошо специфицированная задача подходит для учебных целей, реализацию такой системы можно использовать при освоении нового стека технологий или фреймворка.</text:span></text:p>
        </text:list-item>
        <text:list-item>
          <text:p text:style-name="P9"><text:span text:style-name="T1">изначально несколько реализаций возникло из необходимости дать техническое задание в форме работающего прототипа. Сделали из того, что всегда есть под рукой и требует минимум ресурсов для развертывания и долгосрочной эксплуатации в наших условиях.</text:span></text:p>
        </text:list-item>
      </text:list>
      <text:p text:style-name="Text_20_body"><text:span text:style-name="T1"/></text:p>
      <text:h text:style-name="Heading_20_1" text:outline-level="1"><text:soft-page-break/><text:span text:style-name="T1">Приложения</text:span></text:h>
      <text:h text:style-name="Heading_20_2" text:outline-level="2"><text:span text:style-name="T1">Техническое задание</text:span></text:h>
      <text:p text:style-name="Text_20_body"><text:span text:style-name="T1">Комментарий архитектора и разработчика: далее, в этом разделе приведено без изменений исходное одно-страничное техническое задание на систему. Этот документ представляет как исторический, так и практический интерес, с точки зрения изучения трансформации исходной идеи в конкретную реализацию.</text:span></text:p>
      <text:p text:style-name="Text_20_body"><text:span text:style-name="T1">Техническое задание на разработку системы учета проданной техники и дистанционной помощи в ее обслуживании и ремонте.</text:span></text:p>
      <text:p text:style-name="Text_20_body"><text:span text:style-name="T1">(Конкретно — судовые и индустриальные дизельные двигатели и приводы)</text:span></text:p>
      <text:p text:style-name="Text_20_body"><text:span text:style-name="T1"><text:s text:c="4"/>При регистрации техники создается карточка привязанная к серийному номеру техники.</text:span></text:p>
      <text:p text:style-name="Text_20_body"><text:span text:style-name="T1"><text:s text:c="4"/>Выбор модели техники (к карточке прикрепляются все технические характеристики техники. На примере дизельного двигателя: мощность, частота вращения, используемые технические жидкости и заправочные объемы)</text:span></text:p>
      <text:list xml:id="list42442670" text:style-name="L2">
        <text:list-item>
          <text:p text:style-name="P4"><text:span text:style-name="T1">Внесение серийного номера.</text:span></text:p>
        </text:list-item>
        <text:list-item>
          <text:p text:style-name="P4"><text:span text:style-name="T1">Внесение даты изготовления,</text:span></text:p>
        </text:list-item>
        <text:list-item>
          <text:p text:style-name="P4"><text:span text:style-name="T1">Внесение данных клиента</text:span></text:p>
        </text:list-item>
        <text:list-item>
          <text:p text:style-name="P4"><text:span text:style-name="T1">Внесение даты продажи.</text:span></text:p>
        </text:list-item>
        <text:list-item>
          <text:p text:style-name="P4"><text:span text:style-name="T1">Распечатывается бумажный вариант технического паспорта, внизу печатается <text:s/>QR-код</text:span></text:p>
        </text:list-item>
        <text:list-item>
          <text:p text:style-name="P4"><text:span text:style-name="T1">Распечатывается стикер с QR-кодом и наклеивается на технику</text:span></text:p>
        </text:list-item>
      </text:list>
      <text:p text:style-name="Text_20_body"><text:span text:style-name="T1"><text:s text:c="2"/>При возникновении вопросов по обслуживанию и ремонту техники клиент сканирует QR-код, из полученной информации клиент может узнать:</text:span></text:p>
      <text:list xml:id="list42441408" text:style-name="L3">
        <text:list-item>
          <text:p text:style-name="P5"><text:span text:style-name="T1">Техника на гарантии или уже нет</text:span></text:p>
        </text:list-item>
        <text:list-item>
          <text:p text:style-name="P5"><text:span text:style-name="T1">Технические характеристики</text:span></text:p>
        </text:list-item>
        <text:list-item>
          <text:p text:style-name="P5"><text:span text:style-name="T1">Получить каталог запасных частей.</text:span></text:p>
        </text:list-item>
        <text:list-item>
          <text:p text:style-name="P5"><text:span text:style-name="T1">Получить инструкцию по обслуживанию и ремонту (PDF или видео).</text:span></text:p>
        </text:list-item>
        <text:list-item>
          <text:p text:style-name="P5"><text:span text:style-name="T1">Получить телефон техподдержки.</text:span></text:p>
        </text:list-item>
      </text:list>
      <text:p text:style-name="Text_20_body"><text:span text:style-name="T1">При сканировании QR-кода поставщик техники получает информацию к какой информации обращался клиент.</text:span></text:p>
      <text:h text:style-name="Heading_20_2" text:outline-level="2"><text:span text:style-name="T1">Проект системы</text:span></text:h>
      <text:p text:style-name="Text_20_body"><text:span text:style-name="T1">Данная система, ее документация и сервис </text:span><text:span text:style-name="T2">qr.qxyz.ru</text:span><text:span text:style-name="T1"> разрабатываются развиваются совместно. Роль проекта системы выполняет ее документация и референсная инсталляция на сервисе </text:span><text:span text:style-name="T2">qr.qxyz.ru. </text:span><text:span text:style-name="T1">Все проблемы и концептуальные решения, включая их обоснование включаются в документацию после или до их реализации (чаще — после, поскольку любое решение требует эксперимента, а результатом обычно и является решение, которое надо задокументировать).</text:span></text:p>
      <text:h text:style-name="Heading_20_2" text:outline-level="2"><text:soft-page-break/><text:span text:style-name="T1">Задачи</text:span></text:h>
      <text:p text:style-name="Text_20_body"><text:span text:style-name="T1">Трекер задач по развитию системы включен в саму систему, см </text:span><text:span text:style-name="T2">etc/tasks/ </text:span><text:span text:style-name="T1">в репозитории проекта</text:span></text:p>
      <text:p text:style-name="P6"><text:span text:style-name="T1">&lt;!-- включить выборку списка задач здесь, используя </text:span>/cgi-bin/tasks.ssip <text:span text:style-name="T1">--</text:span>&gt;</text:p>
      <text:h text:style-name="Heading_20_2" text:outline-level="2"><text:span text:style-name="T1">Прототип интерфейса №1</text:span></text:h>
      <text:p text:style-name="Text_20_body"><text:span text:style-name="T1">Представляет исторический интерес, как был описан необходимый функционал системы после первого дня работы над ней. Фактически этот одно-страничный документ является второй итерацией «технического задания» и первой итерацией «проекта системы»</text:span></text:p>
      <text:h text:style-name="Heading_20_2" text:outline-level="2"><text:span text:style-name="T1">Пустая страница для отладки UI</text:span></text:h>
      <text:p text:style-name="Text_20_body"><text:span text:style-name="T1">Пустая страница нужна для отладки </text:span><text:span text:style-name="T2">HTML </text:span><text:span text:style-name="T1">и </text:span><text:span text:style-name="T2">CSS </text:span><text:span text:style-name="T1">форматирования </text:span><text:span text:style-name="T2">header </text:span><text:span text:style-name="T1">и </text:span><text:span text:style-name="T2">footer, </text:span><text:span text:style-name="T1">общих для каждой страницы системы.</text:span></text:p>
      <text:h text:style-name="Heading_20_2" text:outline-level="2"><text:span text:style-name="T1">Белый кролик</text:span></text:h>
      <text:p text:style-name="Text_20_body"><text:span text:style-name="T1">Белый Кролик... Спрашиваете причем здесь Белый Кролик? Ну, например у каждого уважающего себя проекта или продукта есть персонаж-талисман, по английски — </text:span><text:span text:style-name="T2">mascot </text:span><text:span text:style-name="T1">(да простят меня французы, а также провансальцы и особенно — гасконцы, у которых англичане приватизировали добрую половину своего словаря, в том числе и слово </text:span><text:span text:style-name="T2">mascotte</text:span><text:span text:style-name="T1">)</text:span><text:span text:style-name="T2">. </text:span><text:span text:style-name="T1">Белый Кролик ничем не хуже Пингвина </text:span><text:span text:style-name="T2">Tux, </text:span><text:span text:style-name="T1">Чертенка </text:span><text:span text:style-name="T2">Beasty </text:span><text:span text:style-name="T1">или Клоуна Ronald McDonald.</text:span></text:p>
      <text:p text:style-name="Text_20_body"><text:span text:style-name="T1">Тогда почему именно Белый Кролик? Ну во первых, в замечательной английской сказке, написанной английским-же (правда странно</text:span><text:span text:style-name="T2">?) </text:span><text:span text:style-name="T1">математиком Чарльзом Лютвиджем Доджсоном (более известным как Льюис Кэрролл), вся история начинается с того что девочка Алиса видит Белого Кролика, в сюртуке и с часами, который убегает от нее и прыгает в кроличью-же нору (правда неожиданно? Не лисью, не барсучью, не кротовую, а именно кроличью!</text:span><text:span text:style-name="T2">). </text:span><text:span text:style-name="T1">В результате Алиса не раздумывая прыгает вслед за ним, что согласитесь, довольно странный и рискованный поступок. Но это все-же детская сказка, и она попадает в «Страну Чудес», где вместе читателем переживает массу увлекательных и абсурдных приключений. Вам это ничего не напоминает? Например </text:span><text:span text:style-name="T2">QR-</text:span><text:span text:style-name="T1">коды, которые вы видите на каждом шагу, и которые Вы иногда сканируете на своем смартфоне, чтобы попасть неизвестно-куда и неизвестно-зачем? И кто был тем «Белым Кроликом», который показал Вам, что так можно сделать?</text:span></text:p>
      <text:p text:style-name="P1">Большинству людей, чтобы решиться на что-то новое просто необходим Белый Кролик, который проделает это прямо у них на глазах. В мире бизнеса, а мы делаем систему для бизнеса (если Вы еще не поняли), Белыми Кроликами являются маркетологи, инженеры по продажам, агенты и прочие трудяги, которые день и ночь работают над тем, чтобы сделать Кроличью Нору достаточно привлекательно и полезной, чтобы как можно большему количеству людей захотелось туда прыгнуть и потратить там свои, потом и кровью заработанные, деньги. Каждая копейка — это чья-то капля пота, и мы с большим уважением относимся к Вашим деньгам, независимо от их количества, и будем крайне признательны, если Вы потратите их именно в той норе, которую мы для Вас выкопали. <text:s/>Ну, а чтобы с другой стороны норы оказалась Страна Чудес, а не выгребная яма, кто-то тоже должен будет поработать, за те деньги которые Вы там оставите. Вторую часть задачи мы можем взять на себя, если-уж Вы дочитали эту историю до конца и нажмете на Зеленую Кнопку.</text:p>
      <text:p text:style-name="P6"><text:soft-page-break/>P.S. <text:span text:style-name="T1">Что касается Белых Кроликов — маркетологов, продажников, агентов — то в себестоимости данной услуги достаточно большой объем занимает работа с клиентом и адаптация его потребностей к системе, равно как и системы к потребностям клиента. Будут клиенты — работа найдется всем, а любая работа должна оплачиваться.</text:span></text:p>
      <text:h text:style-name="Heading_20_2" text:outline-level="2">Зеленая Кнопка</text:h>
      <text:p text:style-name="P1">Зеленая кнопка с надписью «Подключить сервис для моего бизнеса» - за ней должна стоять страница с бизнес-логикой регистрации в системе, заказом услуг и т. п.</text:p>
      <text:p text:style-name="P1">Пока не проработано. Полагаю первые 10-20 участников надо будет зарегистрировать вручную, обсудив их потребности с каждым индивидуально.</text:p>
      <text:h text:style-name="Heading_20_2" text:outline-level="2"><text:span text:style-name="T1">Примеры зарегистрированных QR-кодов </text:span></text:h>
      <text:p text:style-name="Text_20_body"><text:span text:style-name="T1">Здесь находится коллекция примеров </text:span><text:span text:style-name="T2">QR-</text:span><text:span text:style-name="T1">кодов, указывающих на разнообразные массивы информации в системе, демонстрирующие разнообразные парадигмы ее возможного применения. База данных, содержащая данную информацию является частью репозитория системы. Данная БД с одной стороны является примером простейшего способа подготовки ваших данных для подключения их к системе, а с другой — полигоном для разработки методов структурирования, нормализации и представления данных для конкретных случаев.</text:span></text:p>
      <text:p text:style-name="P6">&lt;!<text:span text:style-name="T1">-- включить выборку по базе примеров здесь, используя </text:span>/cgi-bin/examplesdb.ssip <text:span text:style-name="T1">--</text:span>&gt; </text:p>
      <text:h text:style-name="Heading_20_1" text:outline-level="1"><text:span text:style-name="T1">Лицензия</text:span></text:h>
      <text:p text:style-name="P6"><text:span text:style-name="T1">Данный проект планируется к публикации в </text:span>OpenSource <text:span text:style-name="T1">под несколькими </text:span>permissive<text:span text:style-name="T1">-</text:span>style <text:span text:style-name="T1">лицензиями (на выбор пользователя): </text:span></text:p>
      <text:list xml:id="list21697360" text:style-name="L4">
        <text:list-item>
          <text:p text:style-name="P7">BALES/<text:span text:style-name="T1">БАЛЭС</text:span> – Basic Artistic License of EustroSoft <text:span text:style-name="T1">(Базовая Артистическая Лицензия Эустрософт) — многоязычная лицензия, по духу аналогичная </text:span>ISC, <text:span text:style-name="T1">перевод которой выполняется на каждый язык, с учетом правовой культуры присущей носителям данного языка, без попыток перевести и навязать им оговорки и элементы чужой правовой культуры, теряющие смысл при переводе. Каждый перевод может рассматриваться как равноправная, самостоятельная лицензия, к которой можно аппелировать в суде. Данная лицензия позволяет пере-выпустить <text:s/>производный продукт с изменениями или без под любой из общепризнанных </text:span>permissive <text:span text:style-name="T1">лицензией (перечислены ниже)</text:span></text:p>
        </text:list-item>
        <text:list-item>
          <text:p text:style-name="P7">MIT</text:p>
        </text:list-item>
        <text:list-item>
          <text:p text:style-name="P7">BSD</text:p>
        </text:list-item>
        <text:list-item>
          <text:p text:style-name="P7">ISC</text:p>
        </text:list-item>
      </text:list>
      <text:h text:style-name="Heading_20_1" text:outline-level="1"><text:span text:style-name="T1">История версий документа</text:span></text:h>
      <text:list xml:id="list37570522" text:style-name="L1">
        <text:list-item>
          <text:p text:style-name="P28"><text:span text:style-name="T2">V0.</text:span><text:span text:style-name="T1">2</text:span><text:span text:style-name="T2"> : 2019/12/09 — </text:span><text:span text:style-name="T1">первая завершенная версия руководства 13 страниц, 261 абзац, 4412 слов, 32686 знаков, 566 строк</text:span><text:span text:style-name="T2"> /Eustrop/</text:span></text:p>
        </text:list-item>
        <text:list-item>
          <text:p text:style-name="P25">v0.1 : 2019/<text:span text:style-name="T1">12/</text:span>08 – <text:span text:style-name="T1">первая версия руководства <text:s/>9 стр, 153 абзацев, 3053 слов, 22702 знака, <text:s/>376 строк, <text:s/>итого 1 авторский лист за 12 часов работы /</text:span>Eustrop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199cm" fo:margin-right="0cm" fo:margin-top="0cm" fo:margin-bottom="0.212cm" fo:text-align="justify" style:justify-single-word="false" fo:text-indent="0cm" style:auto-text-indent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.319cm" fo:margin-bottom="0.2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.66cm" fo:margin-right="0cm" fo:margin-top="0.319cm" fo:margin-bottom="0.21cm" fo:text-indent="0cm" style:auto-text-indent="false"/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1.06cm" fo:margin-right="0cm" fo:text-indent="0.041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language="zxx" fo:country="none"/>
    </style:style>
    <style:style style:name="MT2" style:family="text">
      <style:text-properties style:font-name="Courier New" fo:language="en" fo:country="US"/>
    </style:style>
    <style:style style:name="MT3" style:family="text">
      <style:text-properties style:font-name="Courier New" fo:language="ru" fo:country="RU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61cm" fo:margin-bottom="1.44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117cm" fo:margin-bottom="0.499cm"/>
      </style:header-style>
      <style:footer-style>
        <style:header-footer-properties svg:height="1.108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Графический объект1" text:anchor-type="as-char" svg:width="1.746cm" svg:height="1.746cm" draw:z-index="0"><draw:image xlink:href="Pictures/10000000000000420000004289FFED78.png" xlink:type="simple" xlink:show="embed" xlink:actuate="onLoad"/></draw:frame> <text:tab/><text:a xlink:type="simple" xlink:href="http://QR.qxyz.ru/"><text:span text:style-name="MT1">QR.qxyz.ru</text:span></text:a><text:span text:style-name="MT2"> – </text:span><text:span text:style-name="MT3">справочное руководство по системе </text:span><text:span text:style-name="MT2">v 0.2</text:span></text:p>
      </style:header>
      <style:footer>
        <text:p text:style-name="MP2"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Eustrop</meta:initial-creator>
    <meta:creation-date>2019-12-08T17:25:41.23</meta:creation-date>
    <dc:date>2019-12-09T23:55:21.81</dc:date>
    <dc:creator>Alex Eustrop</dc:creator>
    <meta:editing-duration>P1DT4H42M31S</meta:editing-duration>
    <meta:editing-cycles>21</meta:editing-cycles>
    <meta:generator>OpenOffice.org/3.3$Win32 OpenOffice.org_project/330m20$Build-9567</meta:generator>
    <meta:document-statistic meta:table-count="1" meta:image-count="1" meta:object-count="0" meta:page-count="13" meta:paragraph-count="261" meta:word-count="4420" meta:character-count="3273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0.1 : 2019/12/08 – первая версия руководства  9 стр, 153 абзацев, 3053 слов, 22702 знака, 376 строк /Eustrop/" VL:creator="Alex Eustrop" dc:date-time="2019-12-09T06:25:06"/>
  <VL:version-entry VL:title="Version2" VL:comment="V0.2 : 2019/12/09 — первая завершенная версия руководства 13 страниц, 261 абзац, 4412 слов, 32686 знаков, 566 строк /Eustrop/" VL:creator="Alex Eustrop" dc:date-time="2019-12-09T23:55:21"/>
</VL:version-list>
</file>